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ARiS XDS-Repository INSTALL</text:p>
      <text:p text:style-name="Preformatted_20_Text"/>
      <text:p text:style-name="Preformatted_20_Text">This application requires apache 1.3 or 2.0 and php 4.x (it don't work with php 5)</text:p>
      <text:p text:style-name="Preformatted_20_Text"/>
      <text:p text:style-name="Preformatted_20_Text">1. Create the database</text:p>
      <text:p text:style-name="Preformatted_20_Text">MySQL case</text:p>
      <text:p text:style-name="Preformatted_20_Text">a. Install MySQL 5.x</text:p>
      <text:p text:style-name="Preformatted_20_Text">b. create the database for example </text:p>
      <text:p text:style-name="Preformatted_20_Text">mysql -u root</text:p>
      <text:p text:style-name="Preformatted_20_Text">mysql&gt; CREATE DATABASE XDS_REPOSITORY;</text:p>
      <text:p text:style-name="Preformatted_20_Text">mysql&gt; grant all on XDS_REPOSITORY.* to 'xds'@'localhost' identified by 'xds';</text:p>
      <text:p text:style-name="Preformatted_20_Text">mysql&gt; \q;</text:p>
      <text:p text:style-name="Preformatted_20_Text">mysql -u xds -p -D XDS_REPOSITORY &lt; $install_path/MARIS_XDS_REPOSITORY.sql</text:p>
      <text:p text:style-name="Preformatted_20_Text"/>
      <text:p text:style-name="Preformatted_20_Text">2. Configure the database access</text:p>
      <text:p text:style-name="Preformatted_20_Text">Modify the config/repository_mysql_db.php setting the right connection parameters</text:p>
      <text:p text:style-name="Preformatted_20_Text"/>
      <text:p text:style-name="Preformatted_20_Text">3. Open your browser to http://localhost/install_path/setup.php and configure the repository service using user marisxds / passowrd marisxds</text:p>
      <text:p text:style-name="Preformatted_20_Text"/>
      <text:p text:style-name="Preformatted_20_Text"/>
      <text:p text:style-name="Preformatted_20_Text">It easy to test this repository using xampp. We have tested with version 1.6.2, be carefull to change the php version to 4 and enable the dom function in php.ini file (extension=php_domxml.dl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04T08:03:32</meta:creation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42" meta:character-count="856"/>
  </office:meta>
</office:document-meta>
</file>